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6b6" officeooo:paragraph-rsid="00156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2:31:53.363310892</meta:creation-date>
    <dc:date>2023-06-12T22:32:08.475096639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